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0.setValue( Byt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FieldTest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FieldTest.test_codec_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ByteFieldTest.test_codec_null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0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yteFieldTest.test_codec_null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